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ked Garlic Parmesan Chicken Legs</text:p>
      <text:p text:style-name="Standard"/>
      <text:p text:style-name="Standard">3 lbs. chicken legs (thighs or other pieces will work too)</text:p>
      <text:p text:style-name="Standard">¼ c olive oil</text:p>
      <text:p text:style-name="Standard">2 to 3 t minced garlic from a jar</text:p>
      <text:p text:style-name="Standard">1 cup dry bread crumbs (can use homemade bread crumbs)</text:p>
      <text:p text:style-name="Standard">1 1/3 c parmesan cheese</text:p>
      <text:p text:style-name="Standard">1 t salt</text:p>
      <text:p text:style-name="Standard">½ t pepper</text:p>
      <text:p text:style-name="Standard"/>
      <text:p text:style-name="Standard">In a bowl, big enough for dipping chicken pieces in, combine olive oil and garlic. In a separate bowl combine bread crumbs, parmesan cheese, salt and pepper. Dip each chicken leg in oil mixture and then coat with bread crumb/cheese mixture. Lay in an 11x15 baking pan or jelly roll pan that has been lightly sprayed with non-stick spray. Bake 30 to 45 minutes at 375 until the chicken has cooked very well. To check the chicken take a fork and stab at various pieces and make sure that any of the juices that run out are not pink but instead run cle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59:33.10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9" meta:word-count="153" meta:character-count="785"/>
  </office:meta>
</office:document-meta>
</file>